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3.1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ext-properties fo:color="#cccccc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11" table:default-cell-style-name="ce2"/>
        <table:table-column table:style-name="co5" table:number-columns-repeated="1016" table:default-cell-style-name="ce2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1.0122in" svg:x="2.3358in" svg:y="0in" draw:caption-point-x="-0.2402in" draw:caption-point-y="0.0039in">
              <dc:date>2011-02-23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  <text:p text:style-name="P1"><text:span text:style-name="T1">R = researching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  <table:table-cell table:style-name="Default" table:number-columns-repeated="1016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3"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Schema for database</text:p>
          </table:table-cell>
          <table:table-cell office:value-type="string">
            <text:p>doc/ER_diagram.dia (requires Dia program), sql/db_tables.sql, and sql/db_constraints.sql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movie table.</text:p>
          </table:table-cell>
          <table:table-cell office:value-type="string">
            <text:p>scripts/movie and bin/movie2sql (from src/movie2sql.c) creates sql/movie.sql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rewperson table.</text:p>
          </table:table-cell>
          <table:table-cell office:value-type="string">
            <text:p>data/crewprson.txt, scripts/crewperson, bin/crew2sql (from src/crew2sql.hs), and bin/nameFormatter (from src/nameFormatter.hs) creates sql/crewperson.sql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ountry table.</text:p>
          </table:table-cell>
          <table:table-cell office:value-type="string">
            <text:p>data/country.txt, scripts/country, and bin/country2sql (from src/country2sql.hs) creates sql/country.sql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oscar table.</text:p>
          </table:table-cell>
          <table:table-cell office:value-type="string">
            <text:p>data/oscar.txt, src/oscar2sql.hs, bin/oscar2sql, and sql/oscar.sql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oscargivento table.</text:p>
          </table:table-cell>
          <table:table-cell table:number-columns-repeated="1017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Filling list table.</text:p>
          </table:table-cell>
          <table:table-cell table:style-name="ce1" table:number-columns-repeated="1017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Filling listcontains table.</text:p>
          </table:table-cell>
          <table:table-cell table:style-name="ce1" table:number-columns-repeated="1017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genre table.</text:p>
          </table:table-cell>
          <table:table-cell office:value-type="string">
            <text:p>data/genre.txt, sql/genre.sql, src/genre2sql.hs, and bin/genre2sql.</text:p>
          </table:table-cell>
          <table:table-cell table:number-columns-repeated="1016"/>
        </table:table-row>
        <table:table-row table:style-name="ro1">
          <table:table-cell table:style-name="Default" office:value-type="float" office:value="11">
            <text:p>1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genrecontains table.</text:p>
          </table:table-cell>
          <table:table-cell table:style-name="Default" table:number-columns-repeated="1017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1" office:value-type="float" office:value="67">
            <text:p>67</text:p>
          </table:table-cell>
          <table:table-cell table:style-name="ce1" office:value-type="string">
            <text:p>NS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Filling workedon table.</text:p>
          </table:table-cell>
          <table:table-cell table:style-name="ce1" table:number-columns-repeated="1017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.sql always results in the last movie appearing twice (although, Postgres will take care of this, I think, by rejecting the second one)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 office:value-type="string">
            <text:p>Will have front-end take care of this.</text:p>
          </table:table-cell>
          <table:table-cell table:style-name="Default" table:number-columns-repeated="1016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'&amp;frac12' should not be stored in the database for the '½' character—let the php or javascript, or whatever take care of the translation.</text:p>
          </table:table-cell>
          <table:table-cell office:value-type="string">
            <text:p>this was taken care of with task #22</text:p>
          </table:table-cell>
          <table:table-cell table:number-columns-repeated="1016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C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reate a FiLTH logo.</text:p>
          </table:table-cell>
          <table:table-cell office:value-type="string">
            <text:p>images/filth_logo.png</text:p>
          </table:table-cell>
          <table:table-cell table:number-columns-repeated="1016"/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D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Add &lt;!DOCTYPE at top of web pages.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string">
            <text:p>D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Create stylesheet(s) for the site.</text:p>
          </table:table-cell>
          <table:table-cell table:number-columns-repeated="1017"/>
        </table:table-row>
        <table:table-row table:style-name="ro1">
          <table:table-cell table:style-name="Default" office:value-type="float" office:value="19">
            <text:p>19</text:p>
          </table:table-cell>
          <table:table-cell table:style-name="Default"/>
          <table:table-cell table:style-name="Default" office:value-type="string">
            <text:p>R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Nice-to-have</text:p>
          </table:table-cell>
          <table:table-cell table:style-name="Default"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 table:style-name="Default" table:number-columns-repeated="1017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Low</text:p>
          </table:table-cell>
          <table:table-cell office:value-type="string">
            <text:p>Combine db_*.sql files into one sql file and name it something like setup_database.sql or init_database.sql.</text:p>
          </table:table-cell>
          <table:table-cell table:number-columns-repeated="1017"/>
        </table:table-row>
        <table:table-row table:style-name="ro1">
          <table:table-cell table:style-name="Default" office:value-type="float" office:value="21">
            <text:p>2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Nice-to-have</text:p>
          </table:table-cell>
          <table:table-cell table:style-name="Default" office:value-type="string">
            <text:p>Create a background image.</text:p>
          </table:table-cell>
          <table:table-cell table:style-name="Default" table:number-columns-repeated="1017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limited domains (such as movie.mystarrating, oscargivento.status) to smallint type (front-end can then translate accordingly)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naming convention of tables, etc. to words seperated by underscore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D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db schema to a more dimensional model—have movie table contain all attributes with foreign keys to other tables (maybe not entirely)</text:p>
          </table:table-cell>
          <table:table-cell table:number-columns-repeated="1017"/>
        </table:table-row>
        <table:table-row table:style-name="ro1">
          <table:table-cell table:style-name="Default" office:value-type="float" office:value="25">
            <text:p>25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GUI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Go through tutorials on Java GUIs with NetBeans, wxPython, QtCreator, etc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26">
            <text:p>26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Gather up list data and type them up in a certain format for a program to easily parse through to convert to sql to dump into db</text:p>
          </table:table-cell>
          <table:table-cell table:style-name="Default" table:number-columns-repeated="1017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“A Dog's Life” and “A Day's Pleasure” have 'A' as 'a' (not capitalized). <text:s/>They are both shorts.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Titles shouldn't have “[short]” in them. <text:s/>Let there be a “Short” genre to take care of that.</text:p>
          </table:table-cell>
          <table:table-cell office:value-type="string">
            <text:p>this is taken care of on the genre side—just needs to be fixed in movie2sql</text:p>
          </table:table-cell>
          <table:table-cell table:number-columns-repeated="1016"/>
        </table:table-row>
        <table:table-row table:style-name="ro1">
          <table:table-cell table:style-name="Default" office:value-type="float" office:value="29">
            <text:p>2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Filling movie table with movies haven't seen.</text:p>
          </table:table-cell>
          <table:table-cell table:style-name="Default" office:value-type="string">
            <text:p>need to work on filmographies</text:p>
          </table:table-cell>
          <table:table-cell table:style-name="Default" table:number-columns-repeated="1016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Don't contain accented special characters. <text:s/>They will not be found when searching (e.g. Penélope Cruz vs. Penelope Cruz).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High</text:p>
          </table:table-cell>
          <table:table-cell office:value-type="string">
            <text:p>Rewrite movie2sql in Python (and to take care of #27 and #28)</text:p>
          </table:table-cell>
          <table:table-cell office:value-type="string">
            <text:p>src/movie2sql.py</text:p>
          </table:table-cell>
          <table:table-cell table:number-columns-repeated="1016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sql files for both postgres and mysql (mysql workbench needs the database name, pgAdminIII doesn't)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add schemas for my movie awards</text:p>
          </table:table-cell>
          <table:table-cell/>
          <table:table-cell table:style-name="Default" table:number-columns-repeated="1016"/>
        </table:table-row>
        <table:table-row table:style-name="ro1">
          <table:table-cell office:value-type="float" office:value="34">
            <text:p>34</text:p>
          </table:table-cell>
          <table:table-cell/>
          <table:table-cell office:value-type="string">
            <text:p>D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Create a Redmine instance for this project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C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Learn LaTeX</text:p>
          </table:table-cell>
          <table:table-cell office:value-type="string">
            <text:p>This is in order to insert a movie automatically into a LaTeX file that creates a document like Movie_Ratings.doc, for example, and the lists that the DB will have data for.</text:p>
          </table:table-cell>
          <table:table-cell table:number-columns-repeated="1016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comments attribute of type TEXT to the movie table</text:p>
          </table:table-cell>
          <table:table-cell/>
          <table:table-cell table:style-name="Default" table:number-columns-repeated="1016"/>
        </table:table-row>
        <table:table-row table:style-name="ro1">
          <table:table-cell table:style-name="Default" office:value-type="float" office:value="37">
            <text:p>3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indexes to certain attributes? <text:s/>Research which ones should be.</text:p>
          </table:table-cell>
          <table:table-cell table:style-name="Default" office:value-type="string">
            <text:p>Maybe save this for last. <text:s/>Gather stats on query execution times for various indexes once all of the data in populated.</text:p>
          </table:table-cell>
          <table:table-cell table:style-name="Default" table:number-columns-repeated="1016"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string">
            <text:p>IP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Research about full text search</text:p>
          </table:table-cell>
          <table:table-cell table:number-columns-repeated="1017"/>
        </table:table-row>
        <table:table-row table:style-name="ro1">
          <table:table-cell table:style-name="Default" office:value-type="float" office:value="39">
            <text:p>3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Type up old lists of my awards</text:p>
          </table:table-cell>
          <table:table-cell table:style-name="Default" table:number-columns-repeated="1017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Write up my movie rating list in LaTex.</text:p>
          </table:table-cell>
          <table:table-cell office:value-type="string">
            <text:p>This will then be used in FiLTH when adding a movie seen—it will add it to the LaTex file as well as the database and produce a new pdf for the movie rating list.</text:p>
          </table:table-cell>
          <table:table-cell table:number-columns-repeated="1016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Remove country table and use encoding scheme like star_rating where front-end takes care of the translation and document the encoding in init_....sql</text:p>
          </table:table-cell>
          <table:table-cell office:value-type="string">
            <text:p>This will at least remove one join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float" office:value="42">
            <text:p>4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Insert copyright headers for all source files and add a COPYING file</text:p>
          </table:table-cell>
          <table:table-cell table:style-name="Default" office:value-type="string">
            <text:p>most likely GPLv3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float" office:value="43">
            <text:p>43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Research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Learn sqlit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44">
            <text:p>4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Use NULL in the mpaa column for movies released before the MPAA rating system?</text:p>
          </table:table-cell>
          <table:table-cell table:style-name="Default" office:value-type="string">
            <text:p>Would require adding some code to the movie2sql.py script</text:p>
          </table:table-cell>
          <table:table-cell table:style-name="Default" table:number-columns-repeated="1016"/>
        </table:table-row>
        <table:table-row table:style-name="ro1">
          <table:table-cell office:value-type="float" office:value="45">
            <text:p>45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Add echoes to drop_and_create scripts and use a switch for psql to redirect error/notice messages to the temp files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*A*S*H is being inserted as M2A2S2H ?</text:p>
          </table:table-cell>
          <table:table-cell table:number-columns-repeated="1017"/>
        </table:table-row>
        <table:table-row table:style-name="ro1">
          <table:table-cell table:style-name="Default" office:value-type="float" office:value="47">
            <text:p>4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llow accented characters back into the database ?</text:p>
          </table:table-cell>
          <table:table-cell table:style-name="Default" office:value-type="string">
            <text:p>fine for crewPerson names, but would have to go in to Movie_Ratings.doc and add them all in manually.</text:p>
          </table:table-cell>
          <table:table-cell table:style-name="Default" table:number-columns-repeated="1016"/>
        </table:table-row>
        <table:table-row table:style-name="ro1">
          <table:table-cell office:value-type="float" office:value="48">
            <text:p>48</text:p>
          </table:table-cell>
          <table:table-cell/>
          <table:table-cell office:value-type="string">
            <text:p>D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Learn QtCreator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Write a script to just drop and add the movie table not the whole database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Medium</text:p>
          </table:table-cell>
          <table:table-cell office:value-type="string">
            <text:p>Add documentaries (features) to Oscar data</text:p>
          </table:table-cell>
          <table:table-cell table:number-columns-repeated="1017"/>
        </table:table-row>
        <table:table-row table:style-name="ro1">
          <table:table-cell table:style-name="Default" office:value-type="float" office:value="51">
            <text:p>5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Write parsers for Movie_Ratings and Filmographies, and anything else that needs parsing for data collection</text:p>
          </table:table-cell>
          <table:table-cell table:style-name="Default" table:number-columns-repeated="1017"/>
        </table:table-row>
        <table:table-row table:style-name="ro1">
          <table:table-cell office:value-type="float" office:value="52">
            <text:p>52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oscarGivenTo.sh not extracting screenplay nominations from 1929 and 1930</text:p>
          </table:table-cell>
          <table:table-cell office:value-type="string">
            <text:p>just add a “Screenplay” category to oscar table</text:p>
          </table:table-cell>
          <table:table-cell table:number-columns-repeated="1016"/>
        </table:table-row>
        <table:table-row table:style-name="ro1">
          <table:table-cell office:value-type="float" office:value="53">
            <text:p>5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movie schema to have country as text rather than smallint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The dummy Battle of Algiers record is being inserted into the database even for movie additions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/>
          <table:table-cell office:value-type="string">
            <text:p>Medium</text:p>
          </table:table-cell>
          <table:table-cell office:value-type="string">
            <text:p>move some of the special case handling (names, for example) in OscarParser to the oscar_given_to.sh script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clean up OscarParser code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/>
          <table:table-cell office:value-type="string">
            <text:p>Medium</text:p>
          </table:table-cell>
          <table:table-cell office:value-type="string">
            <text:p>add smallint/tinyint attribute “shared” in oscar_given_to table indicating how many other recipients the nominee is sharing the award with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Update scripts to execute all movie<text:span text:style-name="T2">N</text:span><text:span text:style-name="T3">.sql and crew_person</text:span><text:span text:style-name="T2">N</text:span><text:span text:style-name="T3">.sql files (drop_and... scripts, and update_movie_table script)</text:span></text:p>
          </table:table-cell>
          <table:table-cell office:value-type="string">
            <text:p>or just concat all of them together...</text:p>
          </table:table-cell>
          <table:table-cell table:number-columns-repeated="1016"/>
        </table:table-row>
        <table:table-row table:style-name="ro1">
          <table:table-cell office:value-type="float" office:value="59">
            <text:p>59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Medium</text:p>
          </table:table-cell>
          <table:table-cell office:value-type="string">
            <text:p>Add code to OscarParser to write sql inserts for the worked_on table since the information is there anyway</text:p>
          </table:table-cell>
          <table:table-cell table:number-columns-repeated="1017"/>
        </table:table-row>
        <table:table-row table:style-name="ro1">
          <table:table-cell table:style-name="Default" office:value-type="float" office:value="60">
            <text:p>60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Create separate db schemas (one for performance, one for space, and one for both possibly) and try out the query speeds and check db size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61">
            <text:p>6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Create init_sqlite_database.sql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62">
            <text:p>6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Research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Look into using Spring MVC and Hibernat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63">
            <text:p>63</text:p>
          </table:table-cell>
          <table:table-cell table:style-name="Default"/>
          <table:table-cell table:style-name="Default" office:value-type="string">
            <text:p>R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Refactor tickets into agile-style project development / find an application for this kind of project management (Rally, FogBugz, etc)</text:p>
          </table:table-cell>
          <table:table-cell table:style-name="Default" office:value-type="string">
            <text:p>Have stories with subtasks, spike stories, proposals (or, rather, results of research). <text:s/>Directory hierarchy in /doc (/doc/stories, /doc/research_reports, etc)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float" office:value="64">
            <text:p>6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Use SQL TRUNCATE where appropriate in db script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65">
            <text:p>65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Make movie.sh require db name and password (so as to not hard-code them in models.py, and can then unignore model.py in .gitignore)</text:p>
          </table:table-cell>
          <table:table-cell table:style-name="Default" table:number-columns-repeated="1017"/>
        </table:table-row>
        <table:table-row table:style-name="ro1">
          <table:table-cell table:style-name="ce1" office:value-type="float" office:value="66">
            <text:p>66</text:p>
          </table:table-cell>
          <table:table-cell table:style-name="ce1" office:value-type="float" office:value="62">
            <text:p>62</text:p>
          </table:table-cell>
          <table:table-cell table:style-name="ce1" office:value-type="string">
            <text:p>NS</text:p>
          </table:table-cell>
          <table:table-cell table:style-name="ce1" office:value-type="string">
            <text:p>Development</text:p>
          </table:table-cell>
          <table:table-cell table:style-name="ce1"/>
          <table:table-cell table:style-name="ce1" office:value-type="string">
            <text:p>Medium</text:p>
          </table:table-cell>
          <table:table-cell table:style-name="ce1" office:value-type="string">
            <text:p>Replace Python/SQLAlchemy with Java/Hibernate</text:p>
          </table:table-cell>
          <table:table-cell table:style-name="ce1" table:number-columns-repeated="1017"/>
        </table:table-row>
        <table:table-row table:style-name="ro1">
          <table:table-cell table:style-name="ce1" office:value-type="float" office:value="67">
            <text:p>67</text:p>
          </table:table-cell>
          <table:table-cell table:style-name="ce1" office:value-type="float" office:value="51">
            <text:p>51</text:p>
          </table:table-cell>
          <table:table-cell table:style-name="ce1" office:value-type="string">
            <text:p>NS</text:p>
          </table:table-cell>
          <table:table-cell table:style-name="ce1" office:value-type="string">
            <text:p>DB Construction</text:p>
          </table:table-cell>
          <table:table-cell table:style-name="ce1"/>
          <table:table-cell table:style-name="ce1" office:value-type="string">
            <text:p>Medium</text:p>
          </table:table-cell>
          <table:table-cell table:style-name="ce1" office:value-type="string">
            <text:p>Write a script to convert Filmographies to sql for worked_on table (after parsing)</text:p>
          </table:table-cell>
          <table:table-cell table:style-name="ce1" table:number-columns-repeated="1017"/>
        </table:table-row>
      </table:table>
      <table:table table:name="Status Legend" table:style-name="ta1" table:print="false">
        <office:forms form:automatic-focus="false" form:apply-design-mode="false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Researching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locked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2">03/02/2012</text:date>, <text:time>22:07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2-03-02T22:07:12</dc:date>
    <meta:editing-duration>PT22H26M47S</meta:editing-duration>
    <meta:editing-cycles>101</meta:editing-cycles>
    <meta:generator>OpenOffice.org/3.2$Unix OpenOffice.org_project/320m12$Build-9483</meta:generator>
    <dc:creator>Tyler Hayes</dc:creator>
    <meta:document-statistic meta:table-count="3" meta:cell-count="422" meta:object-count="0"/>
    <meta:user-defined meta:name="Info 1"/>
    <meta:user-defined meta:name="Info 2"/>
    <meta:user-defined meta:name="Info 3"/>
    <meta:user-defined meta:name="Info 4"/>
  </office:meta>
</office:document-meta>
</file>